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<text:a xlink:href="https://www.linkedin.com/search/results/people/?geoUrn=%5B%22100290991%22%5D&amp;keywords=business teacher&amp;origin=FACETED_SEARCH">https://www.linkedin.com/search/results/people/?geoUrn=%5B%2210029099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business teacher&amp;origin=FACETED_SEARCH">https://www.linkedin.com/search/results/people/?geoUrn=%5B%2210224058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business teacher&amp;origin=FACETED_SEARCH">https://www.linkedin.com/search/results/people/?geoUrn=%5B%2210279022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business teacher&amp;origin=FACETED_SEARCH">https://www.linkedin.com/search/results/people/?geoUrn=%5B%22106032500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business teacher&amp;origin=FACETED_SEARCH">https://www.linkedin.com/search/results/people/?geoUrn=%5B%2210209588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business teacher&amp;origin=FACETED_SEARCH">https://www.linkedin.com/search/results/people/?geoUrn=%5B%22105763813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business teacher&amp;origin=FACETED_SEARCH">https://www.linkedin.com/search/results/people/?geoUrn=%5B%2210691452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business teacher&amp;origin=FACETED_SEARCH">https://www.linkedin.com/search/results/people/?geoUrn=%5B%2210111612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business teacher&amp;origin=FACETED_SEARCH">https://www.linkedin.com/search/results/people/?geoUrn=%5B%2210537549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business teacher&amp;origin=FACETED_SEARCH">https://www.linkedin.com/search/results/people/?geoUrn=%5B%2210131838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business teacher&amp;origin=FACETED_SEARCH">https://www.linkedin.com/search/results/people/?geoUrn=%5B%22103950076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business teacher&amp;origin=FACETED_SEARCH">https://www.linkedin.com/search/results/people/?geoUrn=%5B%22105051999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business teacher&amp;origin=FACETED_SEARCH">https://www.linkedin.com/search/results/people/?geoUrn=%5B%22103078544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business teacher&amp;origin=FACETED_SEARCH">https://www.linkedin.com/search/results/people/?geoUrn=%5B%22102560739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business teacher&amp;origin=FACETED_SEARCH">https://www.linkedin.com/search/results/people/?geoUrn=%5B%2210194940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business teacher&amp;origin=FACETED_SEARCH">https://www.linkedin.com/search/results/people/?geoUrn=%5B%22103336534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business teacher&amp;origin=FACETED_SEARCH">https://www.linkedin.com/search/results/people/?geoUrn=%5B%22104403803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business teacher&amp;origin=FACETED_SEARCH">https://www.linkedin.com/search/results/people/?geoUrn=%5B%2210647080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business teacher&amp;origin=FACETED_SEARCH">https://www.linkedin.com/search/results/people/?geoUrn=%5B%22101822552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business teacher&amp;origin=FACETED_SEARCH">https://www.linkedin.com/search/results/people/?geoUrn=%5B%22101098412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business teacher&amp;origin=FACETED_SEARCH">https://www.linkedin.com/search/results/people/?geoUrn=%5B%2210080922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business teacher&amp;origin=FACETED_SEARCH">https://www.linkedin.com/search/results/people/?geoUrn=%5B%22101102875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business teacher&amp;origin=FACETED_SEARCH">https://www.linkedin.com/search/results/people/?geoUrn=%5B%22103051080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business teacher&amp;origin=FACETED_SEARCH">https://www.linkedin.com/search/results/people/?geoUrn=%5B%2210341116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business teacher&amp;origin=FACETED_SEARCH">https://www.linkedin.com/search/results/people/?geoUrn=%5B%22101486475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business teacher&amp;origin=FACETED_SEARCH">https://www.linkedin.com/search/results/people/?geoUrn=%5B%2210689955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business teacher&amp;origin=FACETED_SEARCH">https://www.linkedin.com/search/results/people/?geoUrn=%5B%22101758306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business teacher&amp;origin=FACETED_SEARCH">https://www.linkedin.com/search/results/people/?geoUrn=%5B%22101197782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business teacher&amp;origin=FACETED_SEARCH">https://www.linkedin.com/search/results/people/?geoUrn=%5B%2210325539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business teacher&amp;origin=FACETED_SEARCH">https://www.linkedin.com/search/results/people/?geoUrn=%5B%22104611396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business teacher&amp;origin=FACETED_SEARCH">https://www.linkedin.com/search/results/people/?geoUrn=%5B%22103532695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business teacher&amp;origin=FACETED_SEARCH">https://www.linkedin.com/search/results/people/?geoUrn=%5B%2210165195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business teacher&amp;origin=FACETED_SEARCH">https://www.linkedin.com/search/results/people/?geoUrn=%5B%22105048220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business teacher&amp;origin=FACETED_SEARCH">https://www.linkedin.com/search/results/people/?geoUrn=%5B%22101690912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business teacher&amp;origin=FACETED_SEARCH">https://www.linkedin.com/search/results/people/?geoUrn=%5B%22105080838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business teacher&amp;origin=FACETED_SEARCH">https://www.linkedin.com/search/results/people/?geoUrn=%5B%2210698140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business teacher&amp;origin=FACETED_SEARCH">https://www.linkedin.com/search/results/people/?geoUrn=%5B%22101343299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business teacher&amp;origin=FACETED_SEARCH">https://www.linkedin.com/search/results/people/?geoUrn=%5B%2210168554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business teacher&amp;origin=FACETED_SEARCH">https://www.linkedin.com/search/results/people/?geoUrn=%5B%2210298650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business teacher&amp;origin=FACETED_SEARCH">https://www.linkedin.com/search/results/people/?geoUrn=%5B%2210487724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business teacher&amp;origin=FACETED_SEARCH">https://www.linkedin.com/search/results/people/?geoUrn=%5B%22102687171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business teacher&amp;origin=FACETED_SEARCH">https://www.linkedin.com/search/results/people/?geoUrn=%5B%22100115110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business teacher&amp;origin=FACETED_SEARCH">https://www.linkedin.com/search/results/people/?geoUrn=%5B%2210462918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business teacher&amp;origin=FACETED_SEARCH">https://www.linkedin.com/search/results/people/?geoUrn=%5B%2210274879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business teacher&amp;origin=FACETED_SEARCH">https://www.linkedin.com/search/results/people/?geoUrn=%5B%22104102239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business teacher&amp;origin=FACETED_SEARCH">https://www.linkedin.com/search/results/people/?geoUrn=%5B%22101630962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business teacher&amp;origin=FACETED_SEARCH">https://www.linkedin.com/search/results/people/?geoUrn=%5B%22106420769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business teacher&amp;origin=FACETED_SEARCH">https://www.linkedin.com/search/results/people/?geoUrn=%5B%22104453637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business teacher&amp;origin=FACETED_SEARCH">https://www.linkedin.com/search/results/people/?geoUrn=%5B%22103977389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business teacher&amp;origin=FACETED_SEARCH">https://www.linkedin.com/search/results/people/?geoUrn=%5B%22104454774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business teacher&amp;origin=FACETED_SEARCH">https://www.linkedin.com/search/results/people/?geoUrn=%5B%22100658004%22%5D&amp;keywords=business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290991%22%5D&amp;keywords=marketing teacher&amp;origin=FACETED_SEARCH">https://www.linkedin.com/search/results/people/?geoUrn=%5B%2210029099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marketing teacher&amp;origin=FACETED_SEARCH">https://www.linkedin.com/search/results/people/?geoUrn=%5B%2210224058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marketing teacher&amp;origin=FACETED_SEARCH">https://www.linkedin.com/search/results/people/?geoUrn=%5B%2210279022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marketing teacher&amp;origin=FACETED_SEARCH">https://www.linkedin.com/search/results/people/?geoUrn=%5B%22106032500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marketing teacher&amp;origin=FACETED_SEARCH">https://www.linkedin.com/search/results/people/?geoUrn=%5B%2210209588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marketing teacher&amp;origin=FACETED_SEARCH">https://www.linkedin.com/search/results/people/?geoUrn=%5B%22105763813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marketing teacher&amp;origin=FACETED_SEARCH">https://www.linkedin.com/search/results/people/?geoUrn=%5B%2210691452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marketing teacher&amp;origin=FACETED_SEARCH">https://www.linkedin.com/search/results/people/?geoUrn=%5B%2210111612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marketing teacher&amp;origin=FACETED_SEARCH">https://www.linkedin.com/search/results/people/?geoUrn=%5B%2210537549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marketing teacher&amp;origin=FACETED_SEARCH">https://www.linkedin.com/search/results/people/?geoUrn=%5B%2210131838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marketing teacher&amp;origin=FACETED_SEARCH">https://www.linkedin.com/search/results/people/?geoUrn=%5B%22103950076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marketing teacher&amp;origin=FACETED_SEARCH">https://www.linkedin.com/search/results/people/?geoUrn=%5B%22105051999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marketing teacher&amp;origin=FACETED_SEARCH">https://www.linkedin.com/search/results/people/?geoUrn=%5B%22103078544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marketing teacher&amp;origin=FACETED_SEARCH">https://www.linkedin.com/search/results/people/?geoUrn=%5B%22102560739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marketing teacher&amp;origin=FACETED_SEARCH">https://www.linkedin.com/search/results/people/?geoUrn=%5B%2210194940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marketing teacher&amp;origin=FACETED_SEARCH">https://www.linkedin.com/search/results/people/?geoUrn=%5B%22103336534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marketing teacher&amp;origin=FACETED_SEARCH">https://www.linkedin.com/search/results/people/?geoUrn=%5B%22104403803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marketing teacher&amp;origin=FACETED_SEARCH">https://www.linkedin.com/search/results/people/?geoUrn=%5B%2210647080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marketing teacher&amp;origin=FACETED_SEARCH">https://www.linkedin.com/search/results/people/?geoUrn=%5B%22101822552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marketing teacher&amp;origin=FACETED_SEARCH">https://www.linkedin.com/search/results/people/?geoUrn=%5B%22101098412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marketing teacher&amp;origin=FACETED_SEARCH">https://www.linkedin.com/search/results/people/?geoUrn=%5B%2210080922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marketing teacher&amp;origin=FACETED_SEARCH">https://www.linkedin.com/search/results/people/?geoUrn=%5B%22101102875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marketing teacher&amp;origin=FACETED_SEARCH">https://www.linkedin.com/search/results/people/?geoUrn=%5B%22103051080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marketing teacher&amp;origin=FACETED_SEARCH">https://www.linkedin.com/search/results/people/?geoUrn=%5B%2210341116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marketing teacher&amp;origin=FACETED_SEARCH">https://www.linkedin.com/search/results/people/?geoUrn=%5B%22101486475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marketing teacher&amp;origin=FACETED_SEARCH">https://www.linkedin.com/search/results/people/?geoUrn=%5B%2210689955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marketing teacher&amp;origin=FACETED_SEARCH">https://www.linkedin.com/search/results/people/?geoUrn=%5B%22101758306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marketing teacher&amp;origin=FACETED_SEARCH">https://www.linkedin.com/search/results/people/?geoUrn=%5B%22101197782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marketing teacher&amp;origin=FACETED_SEARCH">https://www.linkedin.com/search/results/people/?geoUrn=%5B%2210325539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marketing teacher&amp;origin=FACETED_SEARCH">https://www.linkedin.com/search/results/people/?geoUrn=%5B%22104611396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marketing teacher&amp;origin=FACETED_SEARCH">https://www.linkedin.com/search/results/people/?geoUrn=%5B%22103532695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marketing teacher&amp;origin=FACETED_SEARCH">https://www.linkedin.com/search/results/people/?geoUrn=%5B%2210165195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marketing teacher&amp;origin=FACETED_SEARCH">https://www.linkedin.com/search/results/people/?geoUrn=%5B%22105048220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marketing teacher&amp;origin=FACETED_SEARCH">https://www.linkedin.com/search/results/people/?geoUrn=%5B%22101690912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marketing teacher&amp;origin=FACETED_SEARCH">https://www.linkedin.com/search/results/people/?geoUrn=%5B%22105080838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marketing teacher&amp;origin=FACETED_SEARCH">https://www.linkedin.com/search/results/people/?geoUrn=%5B%2210698140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marketing teacher&amp;origin=FACETED_SEARCH">https://www.linkedin.com/search/results/people/?geoUrn=%5B%22101343299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marketing teacher&amp;origin=FACETED_SEARCH">https://www.linkedin.com/search/results/people/?geoUrn=%5B%2210168554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marketing teacher&amp;origin=FACETED_SEARCH">https://www.linkedin.com/search/results/people/?geoUrn=%5B%2210298650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marketing teacher&amp;origin=FACETED_SEARCH">https://www.linkedin.com/search/results/people/?geoUrn=%5B%2210487724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marketing teacher&amp;origin=FACETED_SEARCH">https://www.linkedin.com/search/results/people/?geoUrn=%5B%22102687171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marketing teacher&amp;origin=FACETED_SEARCH">https://www.linkedin.com/search/results/people/?geoUrn=%5B%22100115110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marketing teacher&amp;origin=FACETED_SEARCH">https://www.linkedin.com/search/results/people/?geoUrn=%5B%2210462918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marketing teacher&amp;origin=FACETED_SEARCH">https://www.linkedin.com/search/results/people/?geoUrn=%5B%2210274879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marketing teacher&amp;origin=FACETED_SEARCH">https://www.linkedin.com/search/results/people/?geoUrn=%5B%22104102239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marketing teacher&amp;origin=FACETED_SEARCH">https://www.linkedin.com/search/results/people/?geoUrn=%5B%22101630962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marketing teacher&amp;origin=FACETED_SEARCH">https://www.linkedin.com/search/results/people/?geoUrn=%5B%22106420769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marketing teacher&amp;origin=FACETED_SEARCH">https://www.linkedin.com/search/results/people/?geoUrn=%5B%22104453637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marketing teacher&amp;origin=FACETED_SEARCH">https://www.linkedin.com/search/results/people/?geoUrn=%5B%22103977389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marketing teacher&amp;origin=FACETED_SEARCH">https://www.linkedin.com/search/results/people/?geoUrn=%5B%22104454774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marketing teacher&amp;origin=FACETED_SEARCH">https://www.linkedin.com/search/results/people/?geoUrn=%5B%22100658004%22%5D&amp;keywords=marketing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290991%22%5D&amp;keywords=CTAE director&amp;origin=FACETED_SEARCH">https://www.linkedin.com/search/results/people/?geoUrn=%5B%2210029099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CTAE director&amp;origin=FACETED_SEARCH">https://www.linkedin.com/search/results/people/?geoUrn=%5B%2210224058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CTAE director&amp;origin=FACETED_SEARCH">https://www.linkedin.com/search/results/people/?geoUrn=%5B%2210279022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CTAE director&amp;origin=FACETED_SEARCH">https://www.linkedin.com/search/results/people/?geoUrn=%5B%22106032500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CTAE director&amp;origin=FACETED_SEARCH">https://www.linkedin.com/search/results/people/?geoUrn=%5B%2210209588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CTAE director&amp;origin=FACETED_SEARCH">https://www.linkedin.com/search/results/people/?geoUrn=%5B%22105763813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CTAE director&amp;origin=FACETED_SEARCH">https://www.linkedin.com/search/results/people/?geoUrn=%5B%2210691452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CTAE director&amp;origin=FACETED_SEARCH">https://www.linkedin.com/search/results/people/?geoUrn=%5B%2210111612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CTAE director&amp;origin=FACETED_SEARCH">https://www.linkedin.com/search/results/people/?geoUrn=%5B%2210537549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CTAE director&amp;origin=FACETED_SEARCH">https://www.linkedin.com/search/results/people/?geoUrn=%5B%2210131838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CTAE director&amp;origin=FACETED_SEARCH">https://www.linkedin.com/search/results/people/?geoUrn=%5B%22103950076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CTAE director&amp;origin=FACETED_SEARCH">https://www.linkedin.com/search/results/people/?geoUrn=%5B%22105051999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CTAE director&amp;origin=FACETED_SEARCH">https://www.linkedin.com/search/results/people/?geoUrn=%5B%22103078544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CTAE director&amp;origin=FACETED_SEARCH">https://www.linkedin.com/search/results/people/?geoUrn=%5B%22102560739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CTAE director&amp;origin=FACETED_SEARCH">https://www.linkedin.com/search/results/people/?geoUrn=%5B%2210194940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CTAE director&amp;origin=FACETED_SEARCH">https://www.linkedin.com/search/results/people/?geoUrn=%5B%22103336534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CTAE director&amp;origin=FACETED_SEARCH">https://www.linkedin.com/search/results/people/?geoUrn=%5B%22104403803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CTAE director&amp;origin=FACETED_SEARCH">https://www.linkedin.com/search/results/people/?geoUrn=%5B%2210647080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CTAE director&amp;origin=FACETED_SEARCH">https://www.linkedin.com/search/results/people/?geoUrn=%5B%22101822552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CTAE director&amp;origin=FACETED_SEARCH">https://www.linkedin.com/search/results/people/?geoUrn=%5B%22101098412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CTAE director&amp;origin=FACETED_SEARCH">https://www.linkedin.com/search/results/people/?geoUrn=%5B%2210080922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CTAE director&amp;origin=FACETED_SEARCH">https://www.linkedin.com/search/results/people/?geoUrn=%5B%22101102875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CTAE director&amp;origin=FACETED_SEARCH">https://www.linkedin.com/search/results/people/?geoUrn=%5B%22103051080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CTAE director&amp;origin=FACETED_SEARCH">https://www.linkedin.com/search/results/people/?geoUrn=%5B%2210341116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CTAE director&amp;origin=FACETED_SEARCH">https://www.linkedin.com/search/results/people/?geoUrn=%5B%22101486475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CTAE director&amp;origin=FACETED_SEARCH">https://www.linkedin.com/search/results/people/?geoUrn=%5B%2210689955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CTAE director&amp;origin=FACETED_SEARCH">https://www.linkedin.com/search/results/people/?geoUrn=%5B%22101758306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CTAE director&amp;origin=FACETED_SEARCH">https://www.linkedin.com/search/results/people/?geoUrn=%5B%22101197782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CTAE director&amp;origin=FACETED_SEARCH">https://www.linkedin.com/search/results/people/?geoUrn=%5B%2210325539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CTAE director&amp;origin=FACETED_SEARCH">https://www.linkedin.com/search/results/people/?geoUrn=%5B%22104611396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CTAE director&amp;origin=FACETED_SEARCH">https://www.linkedin.com/search/results/people/?geoUrn=%5B%22103532695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CTAE director&amp;origin=FACETED_SEARCH">https://www.linkedin.com/search/results/people/?geoUrn=%5B%2210165195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CTAE director&amp;origin=FACETED_SEARCH">https://www.linkedin.com/search/results/people/?geoUrn=%5B%22105048220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CTAE director&amp;origin=FACETED_SEARCH">https://www.linkedin.com/search/results/people/?geoUrn=%5B%22101690912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CTAE director&amp;origin=FACETED_SEARCH">https://www.linkedin.com/search/results/people/?geoUrn=%5B%22105080838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CTAE director&amp;origin=FACETED_SEARCH">https://www.linkedin.com/search/results/people/?geoUrn=%5B%2210698140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CTAE director&amp;origin=FACETED_SEARCH">https://www.linkedin.com/search/results/people/?geoUrn=%5B%22101343299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CTAE director&amp;origin=FACETED_SEARCH">https://www.linkedin.com/search/results/people/?geoUrn=%5B%2210168554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CTAE director&amp;origin=FACETED_SEARCH">https://www.linkedin.com/search/results/people/?geoUrn=%5B%2210298650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CTAE director&amp;origin=FACETED_SEARCH">https://www.linkedin.com/search/results/people/?geoUrn=%5B%2210487724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CTAE director&amp;origin=FACETED_SEARCH">https://www.linkedin.com/search/results/people/?geoUrn=%5B%22102687171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CTAE director&amp;origin=FACETED_SEARCH">https://www.linkedin.com/search/results/people/?geoUrn=%5B%22100115110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CTAE director&amp;origin=FACETED_SEARCH">https://www.linkedin.com/search/results/people/?geoUrn=%5B%2210462918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CTAE director&amp;origin=FACETED_SEARCH">https://www.linkedin.com/search/results/people/?geoUrn=%5B%2210274879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CTAE director&amp;origin=FACETED_SEARCH">https://www.linkedin.com/search/results/people/?geoUrn=%5B%22104102239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CTAE director&amp;origin=FACETED_SEARCH">https://www.linkedin.com/search/results/people/?geoUrn=%5B%22101630962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CTAE director&amp;origin=FACETED_SEARCH">https://www.linkedin.com/search/results/people/?geoUrn=%5B%22106420769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CTAE director&amp;origin=FACETED_SEARCH">https://www.linkedin.com/search/results/people/?geoUrn=%5B%22104453637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CTAE director&amp;origin=FACETED_SEARCH">https://www.linkedin.com/search/results/people/?geoUrn=%5B%22103977389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CTAE director&amp;origin=FACETED_SEARCH">https://www.linkedin.com/search/results/people/?geoUrn=%5B%22104454774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CTAE director&amp;origin=FACETED_SEARCH">https://www.linkedin.com/search/results/people/?geoUrn=%5B%22100658004%22%5D&amp;keywords=CTAE direc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290991%22%5D&amp;keywords=CTE teacher&amp;origin=FACETED_SEARCH">https://www.linkedin.com/search/results/people/?geoUrn=%5B%2210029099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CTE teacher&amp;origin=FACETED_SEARCH">https://www.linkedin.com/search/results/people/?geoUrn=%5B%2210224058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CTE teacher&amp;origin=FACETED_SEARCH">https://www.linkedin.com/search/results/people/?geoUrn=%5B%2210279022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CTE teacher&amp;origin=FACETED_SEARCH">https://www.linkedin.com/search/results/people/?geoUrn=%5B%22106032500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CTE teacher&amp;origin=FACETED_SEARCH">https://www.linkedin.com/search/results/people/?geoUrn=%5B%2210209588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CTE teacher&amp;origin=FACETED_SEARCH">https://www.linkedin.com/search/results/people/?geoUrn=%5B%22105763813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CTE teacher&amp;origin=FACETED_SEARCH">https://www.linkedin.com/search/results/people/?geoUrn=%5B%2210691452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CTE teacher&amp;origin=FACETED_SEARCH">https://www.linkedin.com/search/results/people/?geoUrn=%5B%2210111612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CTE teacher&amp;origin=FACETED_SEARCH">https://www.linkedin.com/search/results/people/?geoUrn=%5B%2210537549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CTE teacher&amp;origin=FACETED_SEARCH">https://www.linkedin.com/search/results/people/?geoUrn=%5B%2210131838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CTE teacher&amp;origin=FACETED_SEARCH">https://www.linkedin.com/search/results/people/?geoUrn=%5B%22103950076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CTE teacher&amp;origin=FACETED_SEARCH">https://www.linkedin.com/search/results/people/?geoUrn=%5B%22105051999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CTE teacher&amp;origin=FACETED_SEARCH">https://www.linkedin.com/search/results/people/?geoUrn=%5B%22103078544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CTE teacher&amp;origin=FACETED_SEARCH">https://www.linkedin.com/search/results/people/?geoUrn=%5B%22102560739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CTE teacher&amp;origin=FACETED_SEARCH">https://www.linkedin.com/search/results/people/?geoUrn=%5B%2210194940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CTE teacher&amp;origin=FACETED_SEARCH">https://www.linkedin.com/search/results/people/?geoUrn=%5B%22103336534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CTE teacher&amp;origin=FACETED_SEARCH">https://www.linkedin.com/search/results/people/?geoUrn=%5B%22104403803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CTE teacher&amp;origin=FACETED_SEARCH">https://www.linkedin.com/search/results/people/?geoUrn=%5B%2210647080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CTE teacher&amp;origin=FACETED_SEARCH">https://www.linkedin.com/search/results/people/?geoUrn=%5B%22101822552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CTE teacher&amp;origin=FACETED_SEARCH">https://www.linkedin.com/search/results/people/?geoUrn=%5B%22101098412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CTE teacher&amp;origin=FACETED_SEARCH">https://www.linkedin.com/search/results/people/?geoUrn=%5B%2210080922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CTE teacher&amp;origin=FACETED_SEARCH">https://www.linkedin.com/search/results/people/?geoUrn=%5B%22101102875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CTE teacher&amp;origin=FACETED_SEARCH">https://www.linkedin.com/search/results/people/?geoUrn=%5B%22103051080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CTE teacher&amp;origin=FACETED_SEARCH">https://www.linkedin.com/search/results/people/?geoUrn=%5B%2210341116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CTE teacher&amp;origin=FACETED_SEARCH">https://www.linkedin.com/search/results/people/?geoUrn=%5B%22101486475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CTE teacher&amp;origin=FACETED_SEARCH">https://www.linkedin.com/search/results/people/?geoUrn=%5B%2210689955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CTE teacher&amp;origin=FACETED_SEARCH">https://www.linkedin.com/search/results/people/?geoUrn=%5B%22101758306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CTE teacher&amp;origin=FACETED_SEARCH">https://www.linkedin.com/search/results/people/?geoUrn=%5B%22101197782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CTE teacher&amp;origin=FACETED_SEARCH">https://www.linkedin.com/search/results/people/?geoUrn=%5B%2210325539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CTE teacher&amp;origin=FACETED_SEARCH">https://www.linkedin.com/search/results/people/?geoUrn=%5B%22104611396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CTE teacher&amp;origin=FACETED_SEARCH">https://www.linkedin.com/search/results/people/?geoUrn=%5B%22103532695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CTE teacher&amp;origin=FACETED_SEARCH">https://www.linkedin.com/search/results/people/?geoUrn=%5B%2210165195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CTE teacher&amp;origin=FACETED_SEARCH">https://www.linkedin.com/search/results/people/?geoUrn=%5B%22105048220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CTE teacher&amp;origin=FACETED_SEARCH">https://www.linkedin.com/search/results/people/?geoUrn=%5B%22101690912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CTE teacher&amp;origin=FACETED_SEARCH">https://www.linkedin.com/search/results/people/?geoUrn=%5B%22105080838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CTE teacher&amp;origin=FACETED_SEARCH">https://www.linkedin.com/search/results/people/?geoUrn=%5B%2210698140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CTE teacher&amp;origin=FACETED_SEARCH">https://www.linkedin.com/search/results/people/?geoUrn=%5B%22101343299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CTE teacher&amp;origin=FACETED_SEARCH">https://www.linkedin.com/search/results/people/?geoUrn=%5B%2210168554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CTE teacher&amp;origin=FACETED_SEARCH">https://www.linkedin.com/search/results/people/?geoUrn=%5B%2210298650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CTE teacher&amp;origin=FACETED_SEARCH">https://www.linkedin.com/search/results/people/?geoUrn=%5B%2210487724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CTE teacher&amp;origin=FACETED_SEARCH">https://www.linkedin.com/search/results/people/?geoUrn=%5B%22102687171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CTE teacher&amp;origin=FACETED_SEARCH">https://www.linkedin.com/search/results/people/?geoUrn=%5B%22100115110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CTE teacher&amp;origin=FACETED_SEARCH">https://www.linkedin.com/search/results/people/?geoUrn=%5B%2210462918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CTE teacher&amp;origin=FACETED_SEARCH">https://www.linkedin.com/search/results/people/?geoUrn=%5B%2210274879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CTE teacher&amp;origin=FACETED_SEARCH">https://www.linkedin.com/search/results/people/?geoUrn=%5B%22104102239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CTE teacher&amp;origin=FACETED_SEARCH">https://www.linkedin.com/search/results/people/?geoUrn=%5B%22101630962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CTE teacher&amp;origin=FACETED_SEARCH">https://www.linkedin.com/search/results/people/?geoUrn=%5B%22106420769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CTE teacher&amp;origin=FACETED_SEARCH">https://www.linkedin.com/search/results/people/?geoUrn=%5B%22104453637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CTE teacher&amp;origin=FACETED_SEARCH">https://www.linkedin.com/search/results/people/?geoUrn=%5B%22103977389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CTE teacher&amp;origin=FACETED_SEARCH">https://www.linkedin.com/search/results/people/?geoUrn=%5B%22104454774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CTE teacher&amp;origin=FACETED_SEARCH">https://www.linkedin.com/search/results/people/?geoUrn=%5B%22100658004%22%5D&amp;keywords=CTE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290991%22%5D&amp;keywords=business professor&amp;origin=FACETED_SEARCH">https://www.linkedin.com/search/results/people/?geoUrn=%5B%2210029099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business professor&amp;origin=FACETED_SEARCH">https://www.linkedin.com/search/results/people/?geoUrn=%5B%2210224058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business professor&amp;origin=FACETED_SEARCH">https://www.linkedin.com/search/results/people/?geoUrn=%5B%2210279022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business professor&amp;origin=FACETED_SEARCH">https://www.linkedin.com/search/results/people/?geoUrn=%5B%22106032500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business professor&amp;origin=FACETED_SEARCH">https://www.linkedin.com/search/results/people/?geoUrn=%5B%2210209588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business professor&amp;origin=FACETED_SEARCH">https://www.linkedin.com/search/results/people/?geoUrn=%5B%22105763813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business professor&amp;origin=FACETED_SEARCH">https://www.linkedin.com/search/results/people/?geoUrn=%5B%2210691452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business professor&amp;origin=FACETED_SEARCH">https://www.linkedin.com/search/results/people/?geoUrn=%5B%2210111612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business professor&amp;origin=FACETED_SEARCH">https://www.linkedin.com/search/results/people/?geoUrn=%5B%2210537549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business professor&amp;origin=FACETED_SEARCH">https://www.linkedin.com/search/results/people/?geoUrn=%5B%2210131838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business professor&amp;origin=FACETED_SEARCH">https://www.linkedin.com/search/results/people/?geoUrn=%5B%22103950076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business professor&amp;origin=FACETED_SEARCH">https://www.linkedin.com/search/results/people/?geoUrn=%5B%22105051999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business professor&amp;origin=FACETED_SEARCH">https://www.linkedin.com/search/results/people/?geoUrn=%5B%22103078544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business professor&amp;origin=FACETED_SEARCH">https://www.linkedin.com/search/results/people/?geoUrn=%5B%22102560739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business professor&amp;origin=FACETED_SEARCH">https://www.linkedin.com/search/results/people/?geoUrn=%5B%2210194940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business professor&amp;origin=FACETED_SEARCH">https://www.linkedin.com/search/results/people/?geoUrn=%5B%22103336534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business professor&amp;origin=FACETED_SEARCH">https://www.linkedin.com/search/results/people/?geoUrn=%5B%22104403803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business professor&amp;origin=FACETED_SEARCH">https://www.linkedin.com/search/results/people/?geoUrn=%5B%2210647080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business professor&amp;origin=FACETED_SEARCH">https://www.linkedin.com/search/results/people/?geoUrn=%5B%22101822552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business professor&amp;origin=FACETED_SEARCH">https://www.linkedin.com/search/results/people/?geoUrn=%5B%22101098412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business professor&amp;origin=FACETED_SEARCH">https://www.linkedin.com/search/results/people/?geoUrn=%5B%2210080922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business professor&amp;origin=FACETED_SEARCH">https://www.linkedin.com/search/results/people/?geoUrn=%5B%22101102875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business professor&amp;origin=FACETED_SEARCH">https://www.linkedin.com/search/results/people/?geoUrn=%5B%22103051080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business professor&amp;origin=FACETED_SEARCH">https://www.linkedin.com/search/results/people/?geoUrn=%5B%2210341116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business professor&amp;origin=FACETED_SEARCH">https://www.linkedin.com/search/results/people/?geoUrn=%5B%22101486475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business professor&amp;origin=FACETED_SEARCH">https://www.linkedin.com/search/results/people/?geoUrn=%5B%2210689955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business professor&amp;origin=FACETED_SEARCH">https://www.linkedin.com/search/results/people/?geoUrn=%5B%22101758306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business professor&amp;origin=FACETED_SEARCH">https://www.linkedin.com/search/results/people/?geoUrn=%5B%22101197782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business professor&amp;origin=FACETED_SEARCH">https://www.linkedin.com/search/results/people/?geoUrn=%5B%2210325539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business professor&amp;origin=FACETED_SEARCH">https://www.linkedin.com/search/results/people/?geoUrn=%5B%22104611396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business professor&amp;origin=FACETED_SEARCH">https://www.linkedin.com/search/results/people/?geoUrn=%5B%22103532695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business professor&amp;origin=FACETED_SEARCH">https://www.linkedin.com/search/results/people/?geoUrn=%5B%2210165195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business professor&amp;origin=FACETED_SEARCH">https://www.linkedin.com/search/results/people/?geoUrn=%5B%22105048220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business professor&amp;origin=FACETED_SEARCH">https://www.linkedin.com/search/results/people/?geoUrn=%5B%22101690912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business professor&amp;origin=FACETED_SEARCH">https://www.linkedin.com/search/results/people/?geoUrn=%5B%22105080838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business professor&amp;origin=FACETED_SEARCH">https://www.linkedin.com/search/results/people/?geoUrn=%5B%2210698140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business professor&amp;origin=FACETED_SEARCH">https://www.linkedin.com/search/results/people/?geoUrn=%5B%22101343299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business professor&amp;origin=FACETED_SEARCH">https://www.linkedin.com/search/results/people/?geoUrn=%5B%2210168554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business professor&amp;origin=FACETED_SEARCH">https://www.linkedin.com/search/results/people/?geoUrn=%5B%2210298650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business professor&amp;origin=FACETED_SEARCH">https://www.linkedin.com/search/results/people/?geoUrn=%5B%2210487724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business professor&amp;origin=FACETED_SEARCH">https://www.linkedin.com/search/results/people/?geoUrn=%5B%22102687171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business professor&amp;origin=FACETED_SEARCH">https://www.linkedin.com/search/results/people/?geoUrn=%5B%22100115110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business professor&amp;origin=FACETED_SEARCH">https://www.linkedin.com/search/results/people/?geoUrn=%5B%2210462918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business professor&amp;origin=FACETED_SEARCH">https://www.linkedin.com/search/results/people/?geoUrn=%5B%2210274879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business professor&amp;origin=FACETED_SEARCH">https://www.linkedin.com/search/results/people/?geoUrn=%5B%22104102239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business professor&amp;origin=FACETED_SEARCH">https://www.linkedin.com/search/results/people/?geoUrn=%5B%22101630962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business professor&amp;origin=FACETED_SEARCH">https://www.linkedin.com/search/results/people/?geoUrn=%5B%22106420769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business professor&amp;origin=FACETED_SEARCH">https://www.linkedin.com/search/results/people/?geoUrn=%5B%22104453637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business professor&amp;origin=FACETED_SEARCH">https://www.linkedin.com/search/results/people/?geoUrn=%5B%22103977389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business professor&amp;origin=FACETED_SEARCH">https://www.linkedin.com/search/results/people/?geoUrn=%5B%22104454774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business professor&amp;origin=FACETED_SEARCH">https://www.linkedin.com/search/results/people/?geoUrn=%5B%22100658004%22%5D&amp;keywords=business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290991%22%5D&amp;keywords=marketing professor&amp;origin=FACETED_SEARCH">https://www.linkedin.com/search/results/people/?geoUrn=%5B%2210029099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marketing professor&amp;origin=FACETED_SEARCH">https://www.linkedin.com/search/results/people/?geoUrn=%5B%2210224058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marketing professor&amp;origin=FACETED_SEARCH">https://www.linkedin.com/search/results/people/?geoUrn=%5B%2210279022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marketing professor&amp;origin=FACETED_SEARCH">https://www.linkedin.com/search/results/people/?geoUrn=%5B%22106032500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marketing professor&amp;origin=FACETED_SEARCH">https://www.linkedin.com/search/results/people/?geoUrn=%5B%2210209588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marketing professor&amp;origin=FACETED_SEARCH">https://www.linkedin.com/search/results/people/?geoUrn=%5B%22105763813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marketing professor&amp;origin=FACETED_SEARCH">https://www.linkedin.com/search/results/people/?geoUrn=%5B%2210691452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marketing professor&amp;origin=FACETED_SEARCH">https://www.linkedin.com/search/results/people/?geoUrn=%5B%2210111612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marketing professor&amp;origin=FACETED_SEARCH">https://www.linkedin.com/search/results/people/?geoUrn=%5B%2210537549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marketing professor&amp;origin=FACETED_SEARCH">https://www.linkedin.com/search/results/people/?geoUrn=%5B%2210131838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marketing professor&amp;origin=FACETED_SEARCH">https://www.linkedin.com/search/results/people/?geoUrn=%5B%22103950076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marketing professor&amp;origin=FACETED_SEARCH">https://www.linkedin.com/search/results/people/?geoUrn=%5B%22105051999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marketing professor&amp;origin=FACETED_SEARCH">https://www.linkedin.com/search/results/people/?geoUrn=%5B%22103078544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marketing professor&amp;origin=FACETED_SEARCH">https://www.linkedin.com/search/results/people/?geoUrn=%5B%22102560739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marketing professor&amp;origin=FACETED_SEARCH">https://www.linkedin.com/search/results/people/?geoUrn=%5B%2210194940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marketing professor&amp;origin=FACETED_SEARCH">https://www.linkedin.com/search/results/people/?geoUrn=%5B%22103336534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marketing professor&amp;origin=FACETED_SEARCH">https://www.linkedin.com/search/results/people/?geoUrn=%5B%22104403803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marketing professor&amp;origin=FACETED_SEARCH">https://www.linkedin.com/search/results/people/?geoUrn=%5B%2210647080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marketing professor&amp;origin=FACETED_SEARCH">https://www.linkedin.com/search/results/people/?geoUrn=%5B%22101822552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marketing professor&amp;origin=FACETED_SEARCH">https://www.linkedin.com/search/results/people/?geoUrn=%5B%22101098412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marketing professor&amp;origin=FACETED_SEARCH">https://www.linkedin.com/search/results/people/?geoUrn=%5B%2210080922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marketing professor&amp;origin=FACETED_SEARCH">https://www.linkedin.com/search/results/people/?geoUrn=%5B%22101102875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marketing professor&amp;origin=FACETED_SEARCH">https://www.linkedin.com/search/results/people/?geoUrn=%5B%22103051080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marketing professor&amp;origin=FACETED_SEARCH">https://www.linkedin.com/search/results/people/?geoUrn=%5B%2210341116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marketing professor&amp;origin=FACETED_SEARCH">https://www.linkedin.com/search/results/people/?geoUrn=%5B%22101486475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marketing professor&amp;origin=FACETED_SEARCH">https://www.linkedin.com/search/results/people/?geoUrn=%5B%2210689955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marketing professor&amp;origin=FACETED_SEARCH">https://www.linkedin.com/search/results/people/?geoUrn=%5B%22101758306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marketing professor&amp;origin=FACETED_SEARCH">https://www.linkedin.com/search/results/people/?geoUrn=%5B%22101197782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marketing professor&amp;origin=FACETED_SEARCH">https://www.linkedin.com/search/results/people/?geoUrn=%5B%2210325539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marketing professor&amp;origin=FACETED_SEARCH">https://www.linkedin.com/search/results/people/?geoUrn=%5B%22104611396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marketing professor&amp;origin=FACETED_SEARCH">https://www.linkedin.com/search/results/people/?geoUrn=%5B%22103532695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marketing professor&amp;origin=FACETED_SEARCH">https://www.linkedin.com/search/results/people/?geoUrn=%5B%2210165195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marketing professor&amp;origin=FACETED_SEARCH">https://www.linkedin.com/search/results/people/?geoUrn=%5B%22105048220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marketing professor&amp;origin=FACETED_SEARCH">https://www.linkedin.com/search/results/people/?geoUrn=%5B%22101690912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marketing professor&amp;origin=FACETED_SEARCH">https://www.linkedin.com/search/results/people/?geoUrn=%5B%22105080838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marketing professor&amp;origin=FACETED_SEARCH">https://www.linkedin.com/search/results/people/?geoUrn=%5B%2210698140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marketing professor&amp;origin=FACETED_SEARCH">https://www.linkedin.com/search/results/people/?geoUrn=%5B%22101343299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marketing professor&amp;origin=FACETED_SEARCH">https://www.linkedin.com/search/results/people/?geoUrn=%5B%2210168554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marketing professor&amp;origin=FACETED_SEARCH">https://www.linkedin.com/search/results/people/?geoUrn=%5B%2210298650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marketing professor&amp;origin=FACETED_SEARCH">https://www.linkedin.com/search/results/people/?geoUrn=%5B%2210487724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marketing professor&amp;origin=FACETED_SEARCH">https://www.linkedin.com/search/results/people/?geoUrn=%5B%22102687171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marketing professor&amp;origin=FACETED_SEARCH">https://www.linkedin.com/search/results/people/?geoUrn=%5B%22100115110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marketing professor&amp;origin=FACETED_SEARCH">https://www.linkedin.com/search/results/people/?geoUrn=%5B%2210462918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marketing professor&amp;origin=FACETED_SEARCH">https://www.linkedin.com/search/results/people/?geoUrn=%5B%2210274879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marketing professor&amp;origin=FACETED_SEARCH">https://www.linkedin.com/search/results/people/?geoUrn=%5B%22104102239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marketing professor&amp;origin=FACETED_SEARCH">https://www.linkedin.com/search/results/people/?geoUrn=%5B%22101630962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marketing professor&amp;origin=FACETED_SEARCH">https://www.linkedin.com/search/results/people/?geoUrn=%5B%22106420769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marketing professor&amp;origin=FACETED_SEARCH">https://www.linkedin.com/search/results/people/?geoUrn=%5B%22104453637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marketing professor&amp;origin=FACETED_SEARCH">https://www.linkedin.com/search/results/people/?geoUrn=%5B%22103977389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marketing professor&amp;origin=FACETED_SEARCH">https://www.linkedin.com/search/results/people/?geoUrn=%5B%22104454774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marketing professor&amp;origin=FACETED_SEARCH">https://www.linkedin.com/search/results/people/?geoUrn=%5B%22100658004%22%5D&amp;keywords=marketing profess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290991%22%5D&amp;keywords=entrepreneurship teacher&amp;origin=FACETED_SEARCH">https://www.linkedin.com/search/results/people/?geoUrn=%5B%2210029099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entrepreneurship teacher&amp;origin=FACETED_SEARCH">https://www.linkedin.com/search/results/people/?geoUrn=%5B%2210224058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entrepreneurship teacher&amp;origin=FACETED_SEARCH">https://www.linkedin.com/search/results/people/?geoUrn=%5B%2210279022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entrepreneurship teacher&amp;origin=FACETED_SEARCH">https://www.linkedin.com/search/results/people/?geoUrn=%5B%22106032500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entrepreneurship teacher&amp;origin=FACETED_SEARCH">https://www.linkedin.com/search/results/people/?geoUrn=%5B%2210209588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entrepreneurship teacher&amp;origin=FACETED_SEARCH">https://www.linkedin.com/search/results/people/?geoUrn=%5B%22105763813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entrepreneurship teacher&amp;origin=FACETED_SEARCH">https://www.linkedin.com/search/results/people/?geoUrn=%5B%2210691452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entrepreneurship teacher&amp;origin=FACETED_SEARCH">https://www.linkedin.com/search/results/people/?geoUrn=%5B%2210111612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entrepreneurship teacher&amp;origin=FACETED_SEARCH">https://www.linkedin.com/search/results/people/?geoUrn=%5B%2210537549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entrepreneurship teacher&amp;origin=FACETED_SEARCH">https://www.linkedin.com/search/results/people/?geoUrn=%5B%2210131838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entrepreneurship teacher&amp;origin=FACETED_SEARCH">https://www.linkedin.com/search/results/people/?geoUrn=%5B%22103950076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entrepreneurship teacher&amp;origin=FACETED_SEARCH">https://www.linkedin.com/search/results/people/?geoUrn=%5B%22105051999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entrepreneurship teacher&amp;origin=FACETED_SEARCH">https://www.linkedin.com/search/results/people/?geoUrn=%5B%22103078544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entrepreneurship teacher&amp;origin=FACETED_SEARCH">https://www.linkedin.com/search/results/people/?geoUrn=%5B%22102560739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entrepreneurship teacher&amp;origin=FACETED_SEARCH">https://www.linkedin.com/search/results/people/?geoUrn=%5B%2210194940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entrepreneurship teacher&amp;origin=FACETED_SEARCH">https://www.linkedin.com/search/results/people/?geoUrn=%5B%22103336534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entrepreneurship teacher&amp;origin=FACETED_SEARCH">https://www.linkedin.com/search/results/people/?geoUrn=%5B%22104403803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entrepreneurship teacher&amp;origin=FACETED_SEARCH">https://www.linkedin.com/search/results/people/?geoUrn=%5B%2210647080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entrepreneurship teacher&amp;origin=FACETED_SEARCH">https://www.linkedin.com/search/results/people/?geoUrn=%5B%22101822552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entrepreneurship teacher&amp;origin=FACETED_SEARCH">https://www.linkedin.com/search/results/people/?geoUrn=%5B%22101098412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entrepreneurship teacher&amp;origin=FACETED_SEARCH">https://www.linkedin.com/search/results/people/?geoUrn=%5B%2210080922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entrepreneurship teacher&amp;origin=FACETED_SEARCH">https://www.linkedin.com/search/results/people/?geoUrn=%5B%22101102875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entrepreneurship teacher&amp;origin=FACETED_SEARCH">https://www.linkedin.com/search/results/people/?geoUrn=%5B%22103051080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entrepreneurship teacher&amp;origin=FACETED_SEARCH">https://www.linkedin.com/search/results/people/?geoUrn=%5B%2210341116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entrepreneurship teacher&amp;origin=FACETED_SEARCH">https://www.linkedin.com/search/results/people/?geoUrn=%5B%22101486475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entrepreneurship teacher&amp;origin=FACETED_SEARCH">https://www.linkedin.com/search/results/people/?geoUrn=%5B%2210689955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entrepreneurship teacher&amp;origin=FACETED_SEARCH">https://www.linkedin.com/search/results/people/?geoUrn=%5B%22101758306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entrepreneurship teacher&amp;origin=FACETED_SEARCH">https://www.linkedin.com/search/results/people/?geoUrn=%5B%22101197782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entrepreneurship teacher&amp;origin=FACETED_SEARCH">https://www.linkedin.com/search/results/people/?geoUrn=%5B%2210325539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entrepreneurship teacher&amp;origin=FACETED_SEARCH">https://www.linkedin.com/search/results/people/?geoUrn=%5B%22104611396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entrepreneurship teacher&amp;origin=FACETED_SEARCH">https://www.linkedin.com/search/results/people/?geoUrn=%5B%22103532695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entrepreneurship teacher&amp;origin=FACETED_SEARCH">https://www.linkedin.com/search/results/people/?geoUrn=%5B%2210165195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entrepreneurship teacher&amp;origin=FACETED_SEARCH">https://www.linkedin.com/search/results/people/?geoUrn=%5B%22105048220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entrepreneurship teacher&amp;origin=FACETED_SEARCH">https://www.linkedin.com/search/results/people/?geoUrn=%5B%22101690912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entrepreneurship teacher&amp;origin=FACETED_SEARCH">https://www.linkedin.com/search/results/people/?geoUrn=%5B%22105080838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entrepreneurship teacher&amp;origin=FACETED_SEARCH">https://www.linkedin.com/search/results/people/?geoUrn=%5B%2210698140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entrepreneurship teacher&amp;origin=FACETED_SEARCH">https://www.linkedin.com/search/results/people/?geoUrn=%5B%22101343299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entrepreneurship teacher&amp;origin=FACETED_SEARCH">https://www.linkedin.com/search/results/people/?geoUrn=%5B%2210168554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entrepreneurship teacher&amp;origin=FACETED_SEARCH">https://www.linkedin.com/search/results/people/?geoUrn=%5B%2210298650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entrepreneurship teacher&amp;origin=FACETED_SEARCH">https://www.linkedin.com/search/results/people/?geoUrn=%5B%2210487724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entrepreneurship teacher&amp;origin=FACETED_SEARCH">https://www.linkedin.com/search/results/people/?geoUrn=%5B%22102687171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entrepreneurship teacher&amp;origin=FACETED_SEARCH">https://www.linkedin.com/search/results/people/?geoUrn=%5B%22100115110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entrepreneurship teacher&amp;origin=FACETED_SEARCH">https://www.linkedin.com/search/results/people/?geoUrn=%5B%2210462918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entrepreneurship teacher&amp;origin=FACETED_SEARCH">https://www.linkedin.com/search/results/people/?geoUrn=%5B%2210274879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entrepreneurship teacher&amp;origin=FACETED_SEARCH">https://www.linkedin.com/search/results/people/?geoUrn=%5B%22104102239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entrepreneurship teacher&amp;origin=FACETED_SEARCH">https://www.linkedin.com/search/results/people/?geoUrn=%5B%22101630962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entrepreneurship teacher&amp;origin=FACETED_SEARCH">https://www.linkedin.com/search/results/people/?geoUrn=%5B%22106420769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entrepreneurship teacher&amp;origin=FACETED_SEARCH">https://www.linkedin.com/search/results/people/?geoUrn=%5B%22104453637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entrepreneurship teacher&amp;origin=FACETED_SEARCH">https://www.linkedin.com/search/results/people/?geoUrn=%5B%22103977389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entrepreneurship teacher&amp;origin=FACETED_SEARCH">https://www.linkedin.com/search/results/people/?geoUrn=%5B%22104454774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entrepreneurship teacher&amp;origin=FACETED_SEARCH">https://www.linkedin.com/search/results/people/?geoUrn=%5B%22100658004%22%5D&amp;keywords=entrepreneurship teache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290991%22%5D&amp;keywords=CTE coordinator&amp;origin=FACETED_SEARCH">https://www.linkedin.com/search/results/people/?geoUrn=%5B%2210029099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240587%22%5D&amp;keywords=CTE coordinator&amp;origin=FACETED_SEARCH">https://www.linkedin.com/search/results/people/?geoUrn=%5B%2210224058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90221%22%5D&amp;keywords=CTE coordinator&amp;origin=FACETED_SEARCH">https://www.linkedin.com/search/results/people/?geoUrn=%5B%2210279022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032500%22%5D&amp;keywords=CTE coordinator&amp;origin=FACETED_SEARCH">https://www.linkedin.com/search/results/people/?geoUrn=%5B%22106032500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095887%22%5D&amp;keywords=CTE coordinator&amp;origin=FACETED_SEARCH">https://www.linkedin.com/search/results/people/?geoUrn=%5B%2210209588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763813%22%5D&amp;keywords=CTE coordinator&amp;origin=FACETED_SEARCH">https://www.linkedin.com/search/results/people/?geoUrn=%5B%22105763813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14527%22%5D&amp;keywords=CTE coordinator&amp;origin=FACETED_SEARCH">https://www.linkedin.com/search/results/people/?geoUrn=%5B%2210691452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16121%22%5D&amp;keywords=CTE coordinator&amp;origin=FACETED_SEARCH">https://www.linkedin.com/search/results/people/?geoUrn=%5B%2210111612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375497%22%5D&amp;keywords=CTE coordinator&amp;origin=FACETED_SEARCH">https://www.linkedin.com/search/results/people/?geoUrn=%5B%2210537549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18387%22%5D&amp;keywords=CTE coordinator&amp;origin=FACETED_SEARCH">https://www.linkedin.com/search/results/people/?geoUrn=%5B%2210131838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50076%22%5D&amp;keywords=CTE coordinator&amp;origin=FACETED_SEARCH">https://www.linkedin.com/search/results/people/?geoUrn=%5B%22103950076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51999%22%5D&amp;keywords=CTE coordinator&amp;origin=FACETED_SEARCH">https://www.linkedin.com/search/results/people/?geoUrn=%5B%22105051999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78544%22%5D&amp;keywords=CTE coordinator&amp;origin=FACETED_SEARCH">https://www.linkedin.com/search/results/people/?geoUrn=%5B%22103078544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560739%22%5D&amp;keywords=CTE coordinator&amp;origin=FACETED_SEARCH">https://www.linkedin.com/search/results/people/?geoUrn=%5B%22102560739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949407%22%5D&amp;keywords=CTE coordinator&amp;origin=FACETED_SEARCH">https://www.linkedin.com/search/results/people/?geoUrn=%5B%2210194940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336534%22%5D&amp;keywords=CTE coordinator&amp;origin=FACETED_SEARCH">https://www.linkedin.com/search/results/people/?geoUrn=%5B%22103336534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03803%22%5D&amp;keywords=CTE coordinator&amp;origin=FACETED_SEARCH">https://www.linkedin.com/search/results/people/?geoUrn=%5B%22104403803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70801%22%5D&amp;keywords=CTE coordinator&amp;origin=FACETED_SEARCH">https://www.linkedin.com/search/results/people/?geoUrn=%5B%2210647080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822552%22%5D&amp;keywords=CTE coordinator&amp;origin=FACETED_SEARCH">https://www.linkedin.com/search/results/people/?geoUrn=%5B%22101822552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098412%22%5D&amp;keywords=CTE coordinator&amp;origin=FACETED_SEARCH">https://www.linkedin.com/search/results/people/?geoUrn=%5B%22101098412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809221%22%5D&amp;keywords=CTE coordinator&amp;origin=FACETED_SEARCH">https://www.linkedin.com/search/results/people/?geoUrn=%5B%2210080922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02875%22%5D&amp;keywords=CTE coordinator&amp;origin=FACETED_SEARCH">https://www.linkedin.com/search/results/people/?geoUrn=%5B%22101102875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051080%22%5D&amp;keywords=CTE coordinator&amp;origin=FACETED_SEARCH">https://www.linkedin.com/search/results/people/?geoUrn=%5B%22103051080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411167%22%5D&amp;keywords=CTE coordinator&amp;origin=FACETED_SEARCH">https://www.linkedin.com/search/results/people/?geoUrn=%5B%2210341116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486475%22%5D&amp;keywords=CTE coordinator&amp;origin=FACETED_SEARCH">https://www.linkedin.com/search/results/people/?geoUrn=%5B%22101486475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899551%22%5D&amp;keywords=CTE coordinator&amp;origin=FACETED_SEARCH">https://www.linkedin.com/search/results/people/?geoUrn=%5B%2210689955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758306%22%5D&amp;keywords=CTE coordinator&amp;origin=FACETED_SEARCH">https://www.linkedin.com/search/results/people/?geoUrn=%5B%22101758306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197782%22%5D&amp;keywords=CTE coordinator&amp;origin=FACETED_SEARCH">https://www.linkedin.com/search/results/people/?geoUrn=%5B%22101197782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255397%22%5D&amp;keywords=CTE coordinator&amp;origin=FACETED_SEARCH">https://www.linkedin.com/search/results/people/?geoUrn=%5B%2210325539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11396%22%5D&amp;keywords=CTE coordinator&amp;origin=FACETED_SEARCH">https://www.linkedin.com/search/results/people/?geoUrn=%5B%22104611396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532695%22%5D&amp;keywords=CTE coordinator&amp;origin=FACETED_SEARCH">https://www.linkedin.com/search/results/people/?geoUrn=%5B%22103532695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51951%22%5D&amp;keywords=CTE coordinator&amp;origin=FACETED_SEARCH">https://www.linkedin.com/search/results/people/?geoUrn=%5B%2210165195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48220%22%5D&amp;keywords=CTE coordinator&amp;origin=FACETED_SEARCH">https://www.linkedin.com/search/results/people/?geoUrn=%5B%22105048220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90912%22%5D&amp;keywords=CTE coordinator&amp;origin=FACETED_SEARCH">https://www.linkedin.com/search/results/people/?geoUrn=%5B%22101690912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5080838%22%5D&amp;keywords=CTE coordinator&amp;origin=FACETED_SEARCH">https://www.linkedin.com/search/results/people/?geoUrn=%5B%22105080838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981407%22%5D&amp;keywords=CTE coordinator&amp;origin=FACETED_SEARCH">https://www.linkedin.com/search/results/people/?geoUrn=%5B%2210698140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343299%22%5D&amp;keywords=CTE coordinator&amp;origin=FACETED_SEARCH">https://www.linkedin.com/search/results/people/?geoUrn=%5B%22101343299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85541%22%5D&amp;keywords=CTE coordinator&amp;origin=FACETED_SEARCH">https://www.linkedin.com/search/results/people/?geoUrn=%5B%2210168554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986501%22%5D&amp;keywords=CTE coordinator&amp;origin=FACETED_SEARCH">https://www.linkedin.com/search/results/people/?geoUrn=%5B%2210298650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877241%22%5D&amp;keywords=CTE coordinator&amp;origin=FACETED_SEARCH">https://www.linkedin.com/search/results/people/?geoUrn=%5B%2210487724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687171%22%5D&amp;keywords=CTE coordinator&amp;origin=FACETED_SEARCH">https://www.linkedin.com/search/results/people/?geoUrn=%5B%22102687171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115110%22%5D&amp;keywords=CTE coordinator&amp;origin=FACETED_SEARCH">https://www.linkedin.com/search/results/people/?geoUrn=%5B%22100115110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629187%22%5D&amp;keywords=CTE coordinator&amp;origin=FACETED_SEARCH">https://www.linkedin.com/search/results/people/?geoUrn=%5B%2210462918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2748797%22%5D&amp;keywords=CTE coordinator&amp;origin=FACETED_SEARCH">https://www.linkedin.com/search/results/people/?geoUrn=%5B%2210274879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102239%22%5D&amp;keywords=CTE coordinator&amp;origin=FACETED_SEARCH">https://www.linkedin.com/search/results/people/?geoUrn=%5B%22104102239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1630962%22%5D&amp;keywords=CTE coordinator&amp;origin=FACETED_SEARCH">https://www.linkedin.com/search/results/people/?geoUrn=%5B%22101630962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6420769%22%5D&amp;keywords=CTE coordinator&amp;origin=FACETED_SEARCH">https://www.linkedin.com/search/results/people/?geoUrn=%5B%22106420769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3637%22%5D&amp;keywords=CTE coordinator&amp;origin=FACETED_SEARCH">https://www.linkedin.com/search/results/people/?geoUrn=%5B%22104453637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3977389%22%5D&amp;keywords=CTE coordinator&amp;origin=FACETED_SEARCH">https://www.linkedin.com/search/results/people/?geoUrn=%5B%22103977389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4454774%22%5D&amp;keywords=CTE coordinator&amp;origin=FACETED_SEARCH">https://www.linkedin.com/search/results/people/?geoUrn=%5B%22104454774%22%5D&amp;keywords=CTE coordinator&amp;origin=FACETED_SEARCH</text:a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a xlink:href="https://www.linkedin.com/search/results/people/?geoUrn=%5B%22100658004%22%5D&amp;keywords=CTE coordinator&amp;origin=FACETED_SEARCH">https://www.linkedin.com/search/results/people/?geoUrn=%5B%22100658004%22%5D&amp;keywords=CTE coordinator&amp;origin=FACETED_SEARCH</text:a></text:p>
          </table:table-cell>
          <table:table-cell table:number-columns-repeated="1023"/>
        </table:table-row>
        <table:table-row table:style-name="ro2" table:number-rows-repeated="10481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1/02/2022</text:date>, <text:time>11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8" meta:object-count="0"/>
    <meta:generator>OpenOffice/4.1.6$Win32 OpenOffice.org_project/416m1$Build-9790</meta:generator>
  </office:meta>
</office:document-meta>
</file>